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B0000019A48060BA31AEAED65.png" manifest:media-type="image/png"/>
  <manifest:file-entry manifest:full-path="Pictures/1000581100002DD300002A5FBD2316D72159FFB6.svg" manifest:media-type="image/svg+xml"/>
  <manifest:file-entry manifest:full-path="Pictures/1000117000000BCC00000BCC60B3C0DE259D7D02.svg" manifest:media-type="image/svg+xml"/>
  <manifest:file-entry manifest:full-path="Pictures/1000020100000072000000728B5C9E34AA1DF232.png" manifest:media-type="image/png"/>
  <manifest:file-entry manifest:full-path="Pictures/10005B3B000025BE000022E78D5C76894044A4D4.svg" manifest:media-type="image/svg+xml"/>
  <manifest:file-entry manifest:full-path="Pictures/10000DC900000BCC00000BCC7BE6188A062434BE.svg" manifest:media-type="image/svg+xml"/>
  <manifest:file-entry manifest:full-path="Pictures/10000201000001DB0000017EAE26D2F34277DC2B.png" manifest:media-type="image/png"/>
  <manifest:file-entry manifest:full-path="Pictures/100002010000016D00000152FAE5956FB2702ADD.png" manifest:media-type="image/png"/>
  <manifest:file-entry manifest:full-path="Pictures/100002010000007200000072E27140CA2F129AD1.png" manifest:media-type="image/png"/>
  <manifest:file-entry manifest:full-path="Pictures/100002010000034F000002AAB9FC7FBD5EF6C4F8.png" manifest:media-type="image/png"/>
  <manifest:file-entry manifest:full-path="Pictures/10000201000001E0000000FC9B2A662E3833FD26.png" manifest:media-type="image/png"/>
  <manifest:file-entry manifest:full-path="Pictures/10001F1300000B2200000B22B21E2701D5ADDD7C.svg" manifest:media-type="image/svg+xml"/>
  <manifest:file-entry manifest:full-path="Pictures/100002010000006C0000006C0824D49C2041F57D.png" manifest:media-type="image/png"/>
  <manifest:file-entry manifest:full-path="Pictures/10000201000000F80000015B8E7DE0E5B7EBC955.png" manifest:media-type="image/png"/>
  <manifest:file-entry manifest:full-path="Pictures/10000201000001B10000019D029768E61D779462.png" manifest:media-type="image/png"/>
  <manifest:file-entry manifest:full-path="Pictures/1000042100000BCC00000BCCB132F1B118EFDC5A.svg" manifest:media-type="image/svg+xml"/>
  <manifest:file-entry manifest:full-path="Pictures/1000020100000154000001181A6290A13BF31D59.png" manifest:media-type="image/png"/>
  <manifest:file-entry manifest:full-path="Pictures/100002010000007200000072DB50155CCB23C49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12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2.544cm" fo:min-width="3.056cm"/>
    </style:style>
    <style:style style:name="gr4" style:family="graphic" style:parent-style-name="standard">
      <style:graphic-properties draw:stroke="none" svg:stroke-color="#000000" draw:fill="none" draw:fill-color="#ffffff" fo:min-height="1.8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37cm"/>
    </style:style>
    <style:style style:name="gr7" style:family="graphic" style:parent-style-name="standard">
      <style:graphic-properties draw:textarea-horizontal-align="justify" draw:textarea-vertical-align="middle" draw:auto-grow-height="false" fo:min-height="1.448cm" fo:min-width="19.09cm"/>
    </style:style>
    <style:style style:name="gr8" style:family="graphic" style:parent-style-name="standard">
      <style:graphic-properties draw:textarea-horizontal-align="justify" draw:textarea-vertical-align="middle" draw:auto-grow-height="false" fo:min-height="3.403cm" fo:min-width="2.52cm"/>
    </style:style>
    <style:style style:name="gr9" style:family="graphic" style:parent-style-name="standard">
      <style:graphic-properties draw:textarea-horizontal-align="justify" draw:textarea-vertical-align="middle" draw:auto-grow-height="false" fo:min-height="1.452cm" fo:min-width="9.482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draw:textarea-horizontal-align="justify" draw:textarea-vertical-align="middle" draw:auto-grow-height="false" fo:min-height="2.144cm" fo:min-width="4.869cm"/>
    </style:style>
    <style:style style:name="gr12" style:family="graphic" style:parent-style-name="standard" style:list-style-name="L2">
      <style:graphic-properties draw:stroke="none" svg:stroke-color="#000000" draw:fill="none" draw:fill-color="#ffffff" fo:min-height="3.556cm"/>
    </style:style>
    <style:style style:name="gr13" style:family="graphic" style:parent-style-name="standard">
      <style:graphic-properties draw:textarea-horizontal-align="justify" draw:textarea-vertical-align="middle" draw:auto-grow-height="false" fo:min-height="5.185cm" fo:min-width="4.412cm"/>
    </style:style>
    <style:style style:name="gr1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75cm" svg:height="1.673cm" svg:x="1.659cm" svg:y="4.555cm">
          <draw:text-box>
            <text:p>Users</text:p>
            <text:p/>
          </draw:text-box>
        </draw:frame>
        <draw:frame draw:style-name="gr2" draw:text-style-name="P2" draw:layer="layout" svg:width="1.524cm" svg:height="1.524cm" svg:x="3.056cm" svg:y="5.493cm">
          <draw:image xlink:href="Pictures/1000581100002DD300002A5FBD2316D72159FFB6.svg" xlink:type="simple" xlink:show="embed" xlink:actuate="onLoad">
            <text:p/>
          </draw:image>
          <draw:image xlink:href="Pictures/10000201000001BB0000019A48060BA31AEAED65.png" xlink:type="simple" xlink:show="embed" xlink:actuate="onLoad"/>
        </draw:frame>
        <draw:frame draw:style-name="gr2" draw:text-style-name="P2" draw:layer="layout" svg:width="1.397cm" svg:height="1.397cm" svg:x="1.532cm" svg:y="5.593cm">
          <draw:image xlink:href="Pictures/10005B3B000025BE000022E78D5C76894044A4D4.svg" xlink:type="simple" xlink:show="embed" xlink:actuate="onLoad">
            <text:p/>
          </draw:image>
          <draw:image xlink:href="Pictures/100002010000016D00000152FAE5956FB2702ADD.png" xlink:type="simple" xlink:show="embed" xlink:actuate="onLoad"/>
        </draw:frame>
        <draw:custom-shape draw:style-name="gr3" draw:text-style-name="P2" xml:id="id1" draw:id="id1" draw:layer="layout" svg:width="3.556cm" svg:height="2.794cm" svg:x="1.278cm" svg:y="4.4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175cm" svg:height="2.13cm" svg:x="7.596cm" svg:y="4.931cm">
          <draw:text-box>
            <text:p>Internet of Things</text:p>
          </draw:text-box>
        </draw:frame>
        <draw:custom-shape draw:style-name="gr3" draw:text-style-name="P2" draw:layer="layout" svg:width="3.556cm" svg:height="2.794cm" svg:x="7.378cm" svg:y="4.4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143cm" svg:height="1.143cm" svg:x="1.128cm" svg:y="2.636cm">
          <draw:image xlink:href="Pictures/1000117000000BCC00000BCC60B3C0DE259D7D02.svg" xlink:type="simple" xlink:show="embed" xlink:actuate="onLoad">
            <text:p/>
          </draw:image>
          <draw:image xlink:href="Pictures/100002010000007200000072E27140CA2F129AD1.png" xlink:type="simple" xlink:show="embed" xlink:actuate="onLoad"/>
        </draw:frame>
        <draw:connector draw:style-name="gr5" draw:text-style-name="P3" draw:layer="layout" draw:line-skew="-1.314cm -0.285cm" svg:x1="3.056cm" svg:y1="4.45cm" svg:x2="1.278cm" svg:y2="5.847cm" draw:start-shape="id1" draw:start-glue-point="0" draw:end-shape="id1" draw:end-glue-point="3" svg:d="M3056 4450v-1815h-2564v3212h786" svg:viewBox="0 0 2565 3213">
          <text:p/>
        </draw:connector>
        <draw:line draw:style-name="gr5" draw:text-style-name="P3" draw:layer="layout" svg:x1="4.81cm" svg:y1="5.91cm" svg:x2="7.35cm" svg:y2="5.91cm">
          <text:p/>
        </draw:line>
        <draw:frame draw:style-name="gr2" draw:text-style-name="P2" draw:layer="layout" svg:width="2.636cm" svg:height="1.384cm" svg:x="5.791cm" svg:y="15.197cm">
          <draw:image xlink:href="Pictures/10000201000001E0000000FC9B2A662E3833FD26.png" xlink:type="simple" xlink:show="embed" xlink:actuate="onLoad">
            <text:p/>
          </draw:image>
        </draw:frame>
        <draw:frame draw:style-name="gr6" draw:text-style-name="P1" draw:layer="layout" svg:width="3.691cm" svg:height="0.987cm" svg:x="1.269cm" svg:y="15.253cm">
          <draw:text-box>
            <text:p>Standards</text:p>
          </draw:text-box>
        </draw:frame>
        <draw:custom-shape draw:style-name="gr7" draw:text-style-name="P2" draw:layer="layout" svg:width="19.59cm" svg:height="1.698cm" svg:x="1cm" svg:y="15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032cm" svg:height="1.634cm" svg:x="12.231cm" svg:y="5.337cm">
          <draw:image xlink:href="Pictures/10000201000001DB0000017EAE26D2F34277DC2B.png" xlink:type="simple" xlink:show="embed" xlink:actuate="onLoad">
            <text:p/>
          </draw:image>
        </draw:frame>
        <draw:frame draw:style-name="gr4" draw:text-style-name="P1" draw:layer="layout" svg:width="3.175cm" svg:height="2.13cm" svg:x="12.096cm" svg:y="3.631cm">
          <draw:text-box>
            <text:p>Software</text:p>
            <text:p>Services</text:p>
          </draw:text-box>
        </draw:frame>
        <draw:custom-shape draw:style-name="gr8" draw:text-style-name="P2" draw:layer="layout" svg:width="3.02cm" svg:height="3.653cm" svg:x="12.078cm" svg:y="3.5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397cm" svg:height="1.397cm" svg:x="8.953cm" svg:y="12.738cm">
          <draw:image xlink:href="Pictures/10000DC900000BCC00000BCC7BE6188A062434BE.svg" xlink:type="simple" xlink:show="embed" xlink:actuate="onLoad">
            <text:p/>
          </draw:image>
          <draw:image xlink:href="Pictures/1000020100000072000000728B5C9E34AA1DF232.png" xlink:type="simple" xlink:show="embed" xlink:actuate="onLoad"/>
        </draw:frame>
        <draw:frame draw:style-name="gr2" draw:text-style-name="P2" draw:layer="layout" svg:width="1.397cm" svg:height="1.397cm" svg:x="7.256cm" svg:y="12.738cm">
          <draw:image xlink:href="Pictures/100002010000034F000002AAB9FC7FBD5EF6C4F8.png" xlink:type="simple" xlink:show="embed" xlink:actuate="onLoad">
            <text:p/>
          </draw:image>
        </draw:frame>
        <draw:frame draw:style-name="gr6" draw:text-style-name="P1" draw:layer="layout" svg:width="5.065cm" svg:height="0.987cm" svg:x="1.269cm" svg:y="12.753cm">
          <draw:text-box>
            <text:p>Auditing agents</text:p>
          </draw:text-box>
        </draw:frame>
        <draw:custom-shape draw:style-name="gr9" draw:text-style-name="P2" draw:layer="layout" svg:width="9.982cm" svg:height="1.702cm" svg:x="1.178cm" svg:y="12.5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397cm" svg:height="1.397cm" svg:x="3.751cm" svg:y="9.674cm">
          <draw:image xlink:href="Pictures/10001F1300000B2200000B22B21E2701D5ADDD7C.svg" xlink:type="simple" xlink:show="embed" xlink:actuate="onLoad">
            <text:p/>
          </draw:image>
          <draw:image xlink:href="Pictures/100002010000006C0000006C0824D49C2041F57D.png" xlink:type="simple" xlink:show="embed" xlink:actuate="onLoad"/>
        </draw:frame>
        <draw:frame draw:style-name="gr10" draw:text-style-name="P1" draw:layer="layout" svg:width="5.827cm" svg:height="1.673cm" svg:x="3.569cm" svg:y="8.753cm">
          <draw:text-box>
            <text:p>Service Providers</text:p>
          </draw:text-box>
        </draw:frame>
        <draw:custom-shape draw:style-name="gr11" draw:text-style-name="P2" draw:layer="layout" svg:width="5.369cm" svg:height="2.394cm" svg:x="3.578cm" svg:y="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1.924cm" svg:y1="12.541cm" svg:x2="1.924cm" svg:y2="7.334cm">
          <text:p/>
        </draw:line>
        <draw:line draw:style-name="gr5" draw:text-style-name="P3" draw:layer="layout" svg:x1="9.763cm" svg:y1="12.541cm" svg:x2="9.763cm" svg:y2="7.207cm">
          <text:p/>
        </draw:line>
        <draw:frame draw:style-name="gr2" draw:text-style-name="P2" draw:layer="layout" svg:width="2.636cm" svg:height="1.384cm" svg:x="9.591cm" svg:y="15.197cm">
          <draw:image xlink:href="Pictures/10000201000001E0000000FC9B2A662E3833FD26.png" xlink:type="simple" xlink:show="embed" xlink:actuate="onLoad">
            <text:p/>
          </draw:image>
        </draw:frame>
        <draw:frame draw:style-name="gr2" draw:text-style-name="P2" draw:layer="layout" svg:width="2.636cm" svg:height="1.384cm" svg:x="13.291cm" svg:y="15.197cm">
          <draw:image xlink:href="Pictures/10000201000001E0000000FC9B2A662E3833FD26.png" xlink:type="simple" xlink:show="embed" xlink:actuate="onLoad">
            <text:p/>
          </draw:image>
        </draw:frame>
        <draw:frame draw:style-name="gr2" draw:text-style-name="P2" draw:layer="layout" svg:width="2.636cm" svg:height="1.384cm" svg:x="17.091cm" svg:y="15.197cm">
          <draw:image xlink:href="Pictures/10000201000001E0000000FC9B2A662E3833FD26.png" xlink:type="simple" xlink:show="embed" xlink:actuate="onLoad">
            <text:p/>
          </draw:image>
        </draw:frame>
        <draw:frame draw:style-name="gr12" draw:text-style-name="P1" draw:layer="layout" svg:width="5.207cm" svg:height="3.806cm" svg:x="15.632cm" svg:y="5.584cm">
          <draw:text-box>
            <text:list text:style-name="L2">
              <text:list-item>
                <text:p>Advertising</text:p>
              </text:list-item>
              <text:list-item>
                <text:p>Subscriptions</text:p>
              </text:list-item>
              <text:list-item>
                <text:p>Retail</text:p>
              </text:list-item>
              <text:list-item>
                <text:p>Commissions</text:p>
              </text:list-item>
            </text:list>
          </draw:text-box>
        </draw:frame>
        <draw:custom-shape draw:style-name="gr13" draw:text-style-name="P2" draw:layer="layout" svg:width="4.912cm" svg:height="5.435cm" svg:x="15.678cm" svg:y="3.5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397cm" svg:height="1.397cm" svg:x="16.113cm" svg:y="3.778cm">
          <draw:image xlink:href="Pictures/10000201000000F80000015B8E7DE0E5B7EBC955.png" xlink:type="simple" xlink:show="embed" xlink:actuate="onLoad">
            <text:p/>
          </draw:image>
        </draw:frame>
        <draw:frame draw:style-name="gr2" draw:text-style-name="P2" draw:layer="layout" svg:width="1.397cm" svg:height="1.397cm" svg:x="17.714cm" svg:y="3.779cm">
          <draw:image xlink:href="Pictures/10000201000000F80000015B8E7DE0E5B7EBC955.png" xlink:type="simple" xlink:show="embed" xlink:actuate="onLoad">
            <text:p/>
          </draw:image>
        </draw:frame>
        <draw:line draw:style-name="gr14" draw:text-style-name="P2" draw:layer="layout" svg:x1="4.248cm" svg:y1="7.207cm" svg:x2="4.248cm" svg:y2="8.731cm">
          <text:p/>
        </draw:line>
        <draw:line draw:style-name="gr5" draw:text-style-name="P3" draw:layer="layout" svg:x1="5.826cm" svg:y1="12.541cm" svg:x2="5.826cm" svg:y2="11.144cm">
          <text:p/>
        </draw:line>
        <draw:frame draw:style-name="gr2" draw:text-style-name="P2" draw:layer="layout" svg:width="1.143cm" svg:height="1.143cm" svg:x="5.229cm" svg:y="4.837cm">
          <draw:image xlink:href="Pictures/1000117000000BCC00000BCC60B3C0DE259D7D02.svg" xlink:type="simple" xlink:show="embed" xlink:actuate="onLoad">
            <text:p/>
          </draw:image>
          <draw:image xlink:href="Pictures/100002010000007200000072E27140CA2F129AD1.png" xlink:type="simple" xlink:show="embed" xlink:actuate="onLoad"/>
        </draw:frame>
        <draw:frame draw:style-name="gr2" draw:text-style-name="P2" draw:layer="layout" svg:width="1.143cm" svg:height="1.143cm" svg:x="0.829cm" svg:y="9.437cm">
          <draw:image xlink:href="Pictures/1000117000000BCC00000BCC60B3C0DE259D7D02.svg" xlink:type="simple" xlink:show="embed" xlink:actuate="onLoad">
            <text:p/>
          </draw:image>
          <draw:image xlink:href="Pictures/100002010000007200000072E27140CA2F129AD1.png" xlink:type="simple" xlink:show="embed" xlink:actuate="onLoad"/>
        </draw:frame>
        <draw:frame draw:style-name="gr2" draw:text-style-name="P2" draw:layer="layout" svg:width="1.143cm" svg:height="1.143cm" svg:x="5.829cm" svg:y="11.437cm">
          <draw:image xlink:href="Pictures/1000117000000BCC00000BCC60B3C0DE259D7D02.svg" xlink:type="simple" xlink:show="embed" xlink:actuate="onLoad">
            <text:p/>
          </draw:image>
          <draw:image xlink:href="Pictures/100002010000007200000072E27140CA2F129AD1.png" xlink:type="simple" xlink:show="embed" xlink:actuate="onLoad"/>
        </draw:frame>
        <draw:frame draw:style-name="gr2" draw:text-style-name="P2" draw:layer="layout" svg:width="1.143cm" svg:height="1.143cm" svg:x="9.729cm" svg:y="9.337cm">
          <draw:image xlink:href="Pictures/1000117000000BCC00000BCC60B3C0DE259D7D02.svg" xlink:type="simple" xlink:show="embed" xlink:actuate="onLoad">
            <text:p/>
          </draw:image>
          <draw:image xlink:href="Pictures/100002010000007200000072E27140CA2F129AD1.png" xlink:type="simple" xlink:show="embed" xlink:actuate="onLoad"/>
        </draw:frame>
        <draw:frame draw:style-name="gr2" draw:text-style-name="P2" draw:layer="layout" svg:width="1.397cm" svg:height="1.397cm" svg:x="7.139cm" svg:y="9.62cm">
          <draw:image xlink:href="Pictures/10000201000001B10000019D029768E61D779462.png" xlink:type="simple" xlink:show="embed" xlink:actuate="onLoad">
            <text:p/>
          </draw:image>
        </draw:frame>
        <draw:frame draw:style-name="gr2" draw:text-style-name="P2" draw:layer="layout" svg:width="1.397cm" svg:height="1.397cm" svg:x="5.296cm" svg:y="9.666cm">
          <draw:image xlink:href="Pictures/1000020100000154000001181A6290A13BF31D59.png" xlink:type="simple" xlink:show="embed" xlink:actuate="onLoad">
            <text:p/>
          </draw:image>
        </draw:frame>
        <draw:frame draw:style-name="gr2" draw:text-style-name="P2" draw:layer="layout" svg:width="1.143cm" svg:height="1.143cm" svg:x="1.887cm" svg:y="9.462cm">
          <draw:image xlink:href="Pictures/1000042100000BCC00000BCCB132F1B118EFDC5A.svg" xlink:type="simple" xlink:show="embed" xlink:actuate="onLoad">
            <text:p/>
          </draw:image>
          <draw:image xlink:href="Pictures/100002010000007200000072DB50155CCB23C49C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7T16:21:06.190000000</meta:creation-date>
    <dc:date>2016-03-17T17:30:45.350000000</dc:date>
    <meta:editing-duration>PT1H9M29S</meta:editing-duration>
    <meta:editing-cycles>17</meta:editing-cycles>
    <meta:generator>LibreOffice/5.0.4.2$Windows_x86 LibreOffice_project/2b9802c1994aa0b7dc6079e128979269cf95bc78</meta:generator>
    <meta:document-statistic meta:object-count="40"/>
  </office:meta>
</office:document-meta>
</file>